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number-columns-repeated="2" table:default-cell-style-name="ce16"/>
        <table:table-column table:style-name="co6" table:number-columns-repeated="7" table:default-cell-style-name="Default"/>
        <table:table-column table:style-name="co5" table:number-columns-repeated="47" table:default-cell-style-name="ce16"/>
        <table:table-row table:style-name="ro1">
          <table:table-cell table:number-columns-repeated="2"/>
          <table:table-cell table:style-name="ce9" office:value-type="string">
            <text:p>Total High</text:p>
          </table:table-cell>
          <table:table-cell table:formula="of:=SUMIF([.C5:.C1237];&quot;High&quot;;[.D5:.D1237])" office:value-type="float" office:value="424">
            <text:p>424</text:p>
          </table:table-cell>
          <table:table-cell table:formula="of:=SUMPRODUCT(([.C5:.C1237]=&quot;High&quot;)*([.E5:.E1237]=&quot;x&quot;)*[.D5:.D1237])" office:value-type="float" office:value="89">
            <text:p>89</text:p>
          </table:table-cell>
          <table:table-cell table:formula="of:=SUMPRODUCT(([.C5:.C1237]=&quot;High&quot;)*([.F5:.F1237]=&quot;x&quot;)*[.D5:.D1237])" office:value-type="float" office:value="135">
            <text:p>135</text:p>
          </table:table-cell>
          <table:table-cell table:style-name="Default" table:formula="of:=SUMPRODUCT(([.C5:.C1237]=&quot;High&quot;)*([.G5:.G1237]=&quot;x&quot;)*[.D5:.D1237])" office:value-type="float" office:value="75">
            <text:p>75</text:p>
          </table:table-cell>
          <table:table-cell table:style-name="Default" table:formula="of:=SUMPRODUCT(([.C5:.C1237]=&quot;High&quot;)*([.H5:.H1237]=&quot;x&quot;)*[.D5:.D1237])" office:value-type="float" office:value="125">
            <text:p>125</text:p>
          </table:table-cell>
          <table:table-cell table:number-columns-repeated="7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5" office:value-type="string">
            <text:p>Total Medium</text:p>
          </table:table-cell>
          <table:table-cell table:formula="of:=SUMIF([.C5:.C1237];&quot;Medium&quot;;[.D5:.D1237])" office:value-type="float" office:value="93">
            <text:p>93</text:p>
          </table:table-cell>
          <table:table-cell table:formula="of:=SUMPRODUCT(([.C5:.C1237]=&quot;Medium&quot;)*([.E5:.E1237]=&quot;x&quot;)*[.D5:.D1237])" office:value-type="float" office:value="22">
            <text:p>22</text:p>
          </table:table-cell>
          <table:table-cell table:formula="of:=SUMPRODUCT(([.C5:.C1237]=&quot;Medium&quot;)*([.F5:.F1237]=&quot;x&quot;)*[.D5:.D1237])" office:value-type="float" office:value="23">
            <text:p>23</text:p>
          </table:table-cell>
          <table:table-cell table:style-name="Default" table:formula="of:=SUMPRODUCT(([.C5:.C1237]=&quot;Medium&quot;)*([.G5:.G1237]=&quot;x&quot;)*[.D5:.D1237])" office:value-type="float" office:value="47">
            <text:p>47</text:p>
          </table:table-cell>
          <table:table-cell table:style-name="Default" table:formula="of:=SUMPRODUCT(([.C5:.C1237]=&quot;Medium&quot;)*([.H5:.H1237]=&quot;x&quot;)*[.D5:.D1237])" office:value-type="float" office:value="1">
            <text:p>1</text:p>
          </table:table-cell>
          <table:table-cell table:number-columns-repeated="7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13" office:value-type="string">
            <text:p>Total Low</text:p>
          </table:table-cell>
          <table:table-cell table:formula="of:=SUMIF([.C5:.C1237];&quot;Low&quot;;[.D5:.D1237])" office:value-type="float" office:value="8">
            <text:p>8</text:p>
          </table:table-cell>
          <table:table-cell table:formula="of:=SUMPRODUCT(([.C5:.C1237]=&quot;Low&quot;)*([.E5:.E1237]=&quot;x&quot;)*[.D5:.D1237])" office:value-type="float" office:value="4">
            <text:p>4</text:p>
          </table:table-cell>
          <table:table-cell table:formula="of:=SUMPRODUCT(([.C5:.C1237]=&quot;Low&quot;)*([.F5:.F1237]=&quot;x&quot;)*[.D5:.D1237])" office:value-type="float" office:value="0">
            <text:p>0</text:p>
          </table:table-cell>
          <table:table-cell table:style-name="Default" table:formula="of:=SUMPRODUCT(([.C5:.C1237]=&quot;Low&quot;)*([.G5:.G1237]=&quot;x&quot;)*[.D5:.D1237])" office:value-type="float" office:value="4">
            <text:p>4</text:p>
          </table:table-cell>
          <table:table-cell table:style-name="Default" table:formula="of:=SUMPRODUCT(([.C5:.C1237]=&quot;Low&quot;)*([.H5:.H1237]=&quot;x&quot;)*[.D5:.D1237])" office:value-type="float" office:value="0">
            <text:p>0</text:p>
          </table:table-cell>
          <table:table-cell table:number-columns-repeated="7"/>
          <table:table-cell table:style-name="ce25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25" table:number-columns-repeated="49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ACCESS_01</text:p>
          </table:table-cell>
          <table:table-cell office:value-type="string">
            <text:p>SniffTest - Delete the Added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 office:value-type="string">
            <text:p>Portal/Portal navigation/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ACCESS_01</text:p>
          </table:table-cell>
          <table:table-cell office:value-type="string">
            <text:p>SniffTest - Delete the Adde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 office:value-type="string">
            <text:p>Portal/Portal navigation/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ACCESS_01</text:p>
          </table:table-cell>
          <table:table-cell office:value-type="string">
            <text:p>SniffTest - Delete the Adde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style-name="Default" office:value-type="string">
            <text:p>x</text:p>
          </table:table-cell>
          <table:table-cell office:value-type="string">
            <text:p>Portal/Portal navigation/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ACCESS_02</text:p>
          </table:table-cell>
          <table:table-cell table:style-name="ce16" office:value-type="string">
            <text:p>SniffTest - Login/Logout on the</text:p>
          </table:table-cell>
          <table:table-cell office:value-type="string">
            <text:p>High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2"/>
          <table:table-cell/>
          <table:table-cell table:style-name="Default" office:value-type="string">
            <text:p>x</text:p>
          </table:table-cell>
          <table:table-cell table:style-name="ce16" office:value-type="string">
            <text:p>Portal/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ACCESS_02</text:p>
          </table:table-cell>
          <table:table-cell table:style-name="ce16" office:value-type="string">
            <text:p>SniffTest - Login/Logout on th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table:style-name="Default" office:value-type="string">
            <text:p>x</text:p>
          </table:table-cell>
          <table:table-cell table:style-name="ce16" office:value-type="string">
            <text:p>Portal/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ACCESS_02</text:p>
          </table:table-cell>
          <table:table-cell table:style-name="ce16" office:value-type="string">
            <text:p>SniffTest - Login/Logout on th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Default" office:value-type="string">
            <text:p>x</text:p>
          </table:table-cell>
          <table:table-cell table:style-name="ce16" office:value-type="string">
            <text:p>Portal/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Li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Li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Li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Invi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Invi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Invit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Networ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Networ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Networ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Received Invita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Received Invita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Received Invita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Pending Reques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Pending Reques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Pending Reques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Activities/Ad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Activities/Ad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Activities/Ad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Activities/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Activities/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Activities/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Activitie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Activitie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Activitie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Profile/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Profile/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Profile/Edi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Pro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Pro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people/Other User/Profi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Dashboard/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Dashboard/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Dashboard/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Dashboard/View lin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Dashboard/View lin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Dashboard/View lin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Networ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Networ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people/Other User/Networ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an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an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an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ces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ces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ces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tivi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tivi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ctivi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tivity 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tivity 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Activity action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Reque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Reque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Reque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Rem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Rem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ember/Rem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Change Ro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Change Ro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Member/Change Rol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pplic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pplic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Applic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ea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ea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eav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anage 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anage 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Manage 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Invit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Invit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Invit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Pend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Pend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ocial/Space/List/Pend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Public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Public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Social/Space/List/Public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ACCESS_PAGE_01</text:p>
          </table:table-cell>
          <table:table-cell office:value-type="string">
            <text:p>SniffTest - WAIPortal/Accessibility/Access/Che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1</text:p>
          </table:table-cell>
          <table:table-cell office:value-type="string">
            <text:p>SniffTest - WAIPortal/Accessibility/Access/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1</text:p>
          </table:table-cell>
          <table:table-cell office:value-type="string">
            <text:p>SniffTest - WAIPortal/Accessibility/Access/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ACCESS_PAGE_02</text:p>
          </table:table-cell>
          <table:table-cell table:style-name="ce16" office:value-type="string">
            <text:p>SniffTest - WAIPortal/Accessibility/Access/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2</text:p>
          </table:table-cell>
          <table:table-cell table:style-name="ce16" office:value-type="string">
            <text:p>SniffTest - WAIPortal/Accessibility/Access/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2</text:p>
          </table:table-cell>
          <table:table-cell table:style-name="ce16" office:value-type="string">
            <text:p>SniffTest - WAIPortal/Accessibility/Access/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ACCESS_PAGE_03</text:p>
          </table:table-cell>
          <table:table-cell office:value-type="string">
            <text:p>SniffTest - WAIPortal/Accessibility/Access/Color and contras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3</text:p>
          </table:table-cell>
          <table:table-cell office:value-type="string">
            <text:p>SniffTest - WAIPortal/Accessibility/Access/Color and contr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3</text:p>
          </table:table-cell>
          <table:table-cell office:value-type="string">
            <text:p>SniffTest - WAIPortal/Accessibility/Access/Color and contr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ACCESS_PAGE_04</text:p>
          </table:table-cell>
          <table:table-cell table:style-name="ce16" office:value-type="string">
            <text:p>SniffTest - WAIPortal/Accessibility/Access/Accessible toolbar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4</text:p>
          </table:table-cell>
          <table:table-cell table:style-name="ce16" office:value-type="string">
            <text:p>SniffTest - WAIPortal/Accessibility/Access/Accessible tool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4</text:p>
          </table:table-cell>
          <table:table-cell table:style-name="ce16" office:value-type="string">
            <text:p>SniffTest - WAIPortal/Accessibility/Access/Accessible tool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ACCESS_PAGE_05</text:p>
          </table:table-cell>
          <table:table-cell office:value-type="string">
            <text:p>SniffTest - WAIPortal/Accessibility/Access/NAVIGATION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5</text:p>
          </table:table-cell>
          <table:table-cell office:value-type="string">
            <text:p>SniffTest - WAIPortal/Accessibility/Access/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5</text:p>
          </table:table-cell>
          <table:table-cell office:value-type="string">
            <text:p>SniffTest - WAIPortal/Accessibility/Access/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ACCESS_PAGE_06</text:p>
          </table:table-cell>
          <table:table-cell table:style-name="ce16" office:value-type="string">
            <text:p>SniffTest - WAIPortal/Accessibility/Access/LINK TEXT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6</text:p>
          </table:table-cell>
          <table:table-cell table:style-name="ce16" office:value-type="string">
            <text:p>SniffTest - WAIPortal/Accessibility/Access/LINK TEX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6</text:p>
          </table:table-cell>
          <table:table-cell table:style-name="ce16" office:value-type="string">
            <text:p>SniffTest - WAIPortal/Accessibility/Access/LINK TEX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ACCESS_PAGE_07</text:p>
          </table:table-cell>
          <table:table-cell office:value-type="string">
            <text:p>SniffTest - WAIPortal/Accessibility/Access/LANGUAGE SWITC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7</text:p>
          </table:table-cell>
          <table:table-cell office:value-type="string">
            <text:p>SniffTest - WAIPortal/Accessibility/Access/LANGUAGE SWITC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7</text:p>
          </table:table-cell>
          <table:table-cell office:value-type="string">
            <text:p>SniffTest - WAIPortal/Accessibility/Access/LANGUAGE SWITC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ACCESS_PAGE_08</text:p>
          </table:table-cell>
          <table:table-cell table:style-name="ce16" office:value-type="string">
            <text:p>SniffTest - WAIPortal/Accessibility/Access/MANDATORY ELEMEN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8</text:p>
          </table:table-cell>
          <table:table-cell table:style-name="ce16" office:value-type="string">
            <text:p>SniffTest - WAIPortal/Accessibility/Access/MANDATORY ELEMEN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08</text:p>
          </table:table-cell>
          <table:table-cell table:style-name="ce16" office:value-type="string">
            <text:p>SniffTest - WAIPortal/Accessibility/Access/MANDATORY ELEMEN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ACCESS_PAGE_09</text:p>
          </table:table-cell>
          <table:table-cell office:value-type="string">
            <text:p>SniffTest - WAIPortal/Accessibility/Access/Ski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9</text:p>
          </table:table-cell>
          <table:table-cell office:value-type="string">
            <text:p>SniffTest - WAIPortal/Accessibility/Access/Ski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ACCESS_PAGE_09</text:p>
          </table:table-cell>
          <table:table-cell office:value-type="string">
            <text:p>SniffTest - WAIPortal/Accessibility/Access/Sk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Access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ACCESS_PAGE_10</text:p>
          </table:table-cell>
          <table:table-cell table:style-name="ce16" office:value-type="string">
            <text:p>SniffTest - WAIPortal/Accessibility/Access/View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10</text:p>
          </table:table-cell>
          <table:table-cell table:style-name="ce16" office:value-type="string">
            <text:p>SniffTest - WAIPortal/Accessibility/Access/Vie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ACCESS_PAGE_10</text:p>
          </table:table-cell>
          <table:table-cell table:style-name="ce16" office:value-type="string">
            <text:p>SniffTest - WAIPortal/Accessibility/Access/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Access/View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CUSTOM_01</text:p>
          </table:table-cell>
          <table:table-cell office:value-type="string">
            <text:p>SniffTest - WAIPortal/Accessibility/Custom/Che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1</text:p>
          </table:table-cell>
          <table:table-cell office:value-type="string">
            <text:p>SniffTest - WAIPortal/Accessibility/Custom/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1</text:p>
          </table:table-cell>
          <table:table-cell office:value-type="string">
            <text:p>SniffTest - WAIPortal/Accessibility/Custom/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CUSTOM_02</text:p>
          </table:table-cell>
          <table:table-cell table:style-name="ce16" office:value-type="string">
            <text:p>SniffTest - WAIPortal/Accessibility/Custom/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2</text:p>
          </table:table-cell>
          <table:table-cell table:style-name="ce16" office:value-type="string">
            <text:p>SniffTest - WAIPortal/Accessibility/Custom/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2</text:p>
          </table:table-cell>
          <table:table-cell table:style-name="ce16" office:value-type="string">
            <text:p>SniffTest - WAIPortal/Accessibility/Custom/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CUSTOM_03</text:p>
          </table:table-cell>
          <table:table-cell office:value-type="string">
            <text:p>SniffTest - WAIPortal/Accessibility/Custom/Color and contras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3</text:p>
          </table:table-cell>
          <table:table-cell office:value-type="string">
            <text:p>SniffTest - WAIPortal/Accessibility/Custom/Color and contr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3</text:p>
          </table:table-cell>
          <table:table-cell office:value-type="string">
            <text:p>SniffTest - WAIPortal/Accessibility/Custom/Color and contr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CUSTOM_04</text:p>
          </table:table-cell>
          <table:table-cell table:style-name="ce16" office:value-type="string">
            <text:p>SniffTest - WAIPortal/Accessibility/Custom/Accessible toolbar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4</text:p>
          </table:table-cell>
          <table:table-cell table:style-name="ce16" office:value-type="string">
            <text:p>SniffTest - WAIPortal/Accessibility/Custom/Accessible tool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4</text:p>
          </table:table-cell>
          <table:table-cell table:style-name="ce16" office:value-type="string">
            <text:p>SniffTest - WAIPortal/Accessibility/Custom/Accessible tool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CUSTOM_05</text:p>
          </table:table-cell>
          <table:table-cell office:value-type="string">
            <text:p>SniffTest - WAIPortal/Accessibility/Custom/NAVIGATION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5</text:p>
          </table:table-cell>
          <table:table-cell office:value-type="string">
            <text:p>SniffTest - WAIPortal/Accessibility/Custom/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5</text:p>
          </table:table-cell>
          <table:table-cell office:value-type="string">
            <text:p>SniffTest - WAIPortal/Accessibility/Custom/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CUSTOM_06</text:p>
          </table:table-cell>
          <table:table-cell table:style-name="ce16" office:value-type="string">
            <text:p>SniffTest - WAIPortal/Accessibility/Custom/LINK TEXT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6</text:p>
          </table:table-cell>
          <table:table-cell table:style-name="ce16" office:value-type="string">
            <text:p>SniffTest - WAIPortal/Accessibility/Custom/LINK TEX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6</text:p>
          </table:table-cell>
          <table:table-cell table:style-name="ce16" office:value-type="string">
            <text:p>SniffTest - WAIPortal/Accessibility/Custom/LINK TEX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CUSTOM_07</text:p>
          </table:table-cell>
          <table:table-cell office:value-type="string">
            <text:p>SniffTest - WAIPortal/Accessibility/Custom/LANGUAGE SWITC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7</text:p>
          </table:table-cell>
          <table:table-cell office:value-type="string">
            <text:p>SniffTest - WAIPortal/Accessibility/Custom/LANGUAGE SWITC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7</text:p>
          </table:table-cell>
          <table:table-cell office:value-type="string">
            <text:p>SniffTest - WAIPortal/Accessibility/Custom/LANGUAGE SWITC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WAIPortal/Accessibility/Custom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CUSTOM_08</text:p>
          </table:table-cell>
          <table:table-cell table:style-name="ce16" office:value-type="string">
            <text:p>SniffTest - WAIPortal/Accessibility/Custom/MANDATORY ELEMEN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8</text:p>
          </table:table-cell>
          <table:table-cell table:style-name="ce16" office:value-type="string">
            <text:p>SniffTest - WAIPortal/Accessibility/Custom/MANDATORY ELEMEN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CUSTOM_08</text:p>
          </table:table-cell>
          <table:table-cell table:style-name="ce16" office:value-type="string">
            <text:p>SniffTest - WAIPortal/Accessibility/Custom/MANDATORY ELEMEN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2"/>
          <table:table-cell table:style-name="ce16" office:value-type="string">
            <text:p>WAIPortal/Accessibility/Custom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CUSTOM_09</text:p>
          </table:table-cell>
          <table:table-cell office:value-type="string">
            <text:p>SniffTest - WAIPortal/Accessibility/Custom/Ski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Custom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9</text:p>
          </table:table-cell>
          <table:table-cell office:value-type="string">
            <text:p>SniffTest - WAIPortal/Accessibility/Custom/Ski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Custom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CUSTOM_09</text:p>
          </table:table-cell>
          <table:table-cell office:value-type="string">
            <text:p>SniffTest - WAIPortal/Accessibility/Custom/Sk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Custom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HOME_01</text:p>
          </table:table-cell>
          <table:table-cell table:style-name="ce16" office:value-type="string">
            <text:p>SniffTest - WAIPortal/Accessibility/Home/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1</text:p>
          </table:table-cell>
          <table:table-cell table:style-name="ce16" office:value-type="string">
            <text:p>SniffTest - WAIPortal/Accessibility/Home/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1</text:p>
          </table:table-cell>
          <table:table-cell table:style-name="ce16" office:value-type="string">
            <text:p>SniffTest - WAIPortal/Accessibility/Home/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HOME_02</text:p>
          </table:table-cell>
          <table:table-cell office:value-type="string">
            <text:p>SniffTest - WAIPortal/Accessibility/Home/Color and contras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2</text:p>
          </table:table-cell>
          <table:table-cell office:value-type="string">
            <text:p>SniffTest - WAIPortal/Accessibility/Home/Color and contr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2</text:p>
          </table:table-cell>
          <table:table-cell office:value-type="string">
            <text:p>SniffTest - WAIPortal/Accessibility/Home/Color and contr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HOME_03</text:p>
          </table:table-cell>
          <table:table-cell table:style-name="ce16" office:value-type="string">
            <text:p>SniffTest - WAIPortal/Accessibility/Home/Accessible toolbar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3</text:p>
          </table:table-cell>
          <table:table-cell table:style-name="ce16" office:value-type="string">
            <text:p>SniffTest - WAIPortal/Accessibility/Home/Accessible tool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3</text:p>
          </table:table-cell>
          <table:table-cell table:style-name="ce16" office:value-type="string">
            <text:p>SniffTest - WAIPortal/Accessibility/Home/Accessible tool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HOME_04</text:p>
          </table:table-cell>
          <table:table-cell office:value-type="string">
            <text:p>SniffTest - WAIPortal/Accessibility/Home/NAVIGATION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4</text:p>
          </table:table-cell>
          <table:table-cell office:value-type="string">
            <text:p>SniffTest - WAIPortal/Accessibility/Home/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4</text:p>
          </table:table-cell>
          <table:table-cell office:value-type="string">
            <text:p>SniffTest - WAIPortal/Accessibility/Home/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HOME_05</text:p>
          </table:table-cell>
          <table:table-cell table:style-name="ce16" office:value-type="string">
            <text:p>SniffTest - WAIPortal/Accessibility/Home/FORM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FOR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5</text:p>
          </table:table-cell>
          <table:table-cell table:style-name="ce16" office:value-type="string">
            <text:p>SniffTest - WAIPortal/Accessibility/Home/FOR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FOR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5</text:p>
          </table:table-cell>
          <table:table-cell table:style-name="ce16" office:value-type="string">
            <text:p>SniffTest - WAIPortal/Accessibility/Home/FOR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FOR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HOME_06</text:p>
          </table:table-cell>
          <table:table-cell office:value-type="string">
            <text:p>SniffTest - WAIPortal/Accessibility/Home/LINK TEXT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6</text:p>
          </table:table-cell>
          <table:table-cell office:value-type="string">
            <text:p>SniffTest - WAIPortal/Accessibility/Home/LINK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6</text:p>
          </table:table-cell>
          <table:table-cell office:value-type="string">
            <text:p>SniffTest - WAIPortal/Accessibility/Home/LINK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HOME_07</text:p>
          </table:table-cell>
          <table:table-cell table:style-name="ce16" office:value-type="string">
            <text:p>SniffTest - WAIPortal/Accessibility/Home/LANGUAGE SWITC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7</text:p>
          </table:table-cell>
          <table:table-cell table:style-name="ce16" office:value-type="string">
            <text:p>SniffTest - WAIPortal/Accessibility/Home/LANGUAGE SWITC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7</text:p>
          </table:table-cell>
          <table:table-cell table:style-name="ce16" office:value-type="string">
            <text:p>SniffTest - WAIPortal/Accessibility/Home/LANGUAGE SWITC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HOME_08</text:p>
          </table:table-cell>
          <table:table-cell office:value-type="string">
            <text:p>SniffTest - WAIPortal/Accessibility/Home/MANDATORY ELEMENT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8</text:p>
          </table:table-cell>
          <table:table-cell office:value-type="string">
            <text:p>SniffTest - WAIPortal/Accessibility/Home/MANDATORY ELE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08</text:p>
          </table:table-cell>
          <table:table-cell office:value-type="string">
            <text:p>SniffTest - WAIPortal/Accessibility/Home/MANDATORY ELE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HOME_09</text:p>
          </table:table-cell>
          <table:table-cell table:style-name="ce16" office:value-type="string">
            <text:p>SniffTest - WAIPortal/Accessibility/Home/SKIP CONTENT LIN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SKIP CONTENT LIN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9</text:p>
          </table:table-cell>
          <table:table-cell table:style-name="ce16" office:value-type="string">
            <text:p>SniffTest - WAIPortal/Accessibility/Home/SKIP CONTENT LIN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SKIP CONTENT LIN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09</text:p>
          </table:table-cell>
          <table:table-cell table:style-name="ce16" office:value-type="string">
            <text:p>SniffTest - WAIPortal/Accessibility/Home/SKIP CONTENT LIN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SKIP CONTENT LIN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HOME_10</text:p>
          </table:table-cell>
          <table:table-cell office:value-type="string">
            <text:p>SniffTest - WAIPortal/Accessibility/Home/SHOW SITE MA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SHOW SITE MA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10</text:p>
          </table:table-cell>
          <table:table-cell office:value-type="string">
            <text:p>SniffTest - WAIPortal/Accessibility/Home/SHOW SITE MA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SHOW SITE MA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10</text:p>
          </table:table-cell>
          <table:table-cell office:value-type="string">
            <text:p>SniffTest - WAIPortal/Accessibility/Home/SHOW SITE MA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SHOW SITE MA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HOME_11</text:p>
          </table:table-cell>
          <table:table-cell table:style-name="ce16" office:value-type="string">
            <text:p>SniffTest - WAIPortal/Accessibility/Home/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SEARCH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11</text:p>
          </table:table-cell>
          <table:table-cell table:style-name="ce16" office:value-type="string">
            <text:p>SniffTest - WAIPortal/Accessibility/Home/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SEARCH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11</text:p>
          </table:table-cell>
          <table:table-cell table:style-name="ce16" office:value-type="string">
            <text:p>SniffTest - WAIPortal/Accessibility/Home/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SEARCH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HOME_12</text:p>
          </table:table-cell>
          <table:table-cell office:value-type="string">
            <text:p>SniffTest - WAIPortal/Accessibility/Home/Log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12</text:p>
          </table:table-cell>
          <table:table-cell office:value-type="string">
            <text:p>SniffTest - WAIPortal/Accessibility/Home/Log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HOME_12</text:p>
          </table:table-cell>
          <table:table-cell office:value-type="string">
            <text:p>SniffTest - WAIPortal/Accessibility/Home/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Home/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HOME_13</text:p>
          </table:table-cell>
          <table:table-cell table:style-name="ce16" office:value-type="string">
            <text:p>SniffTest - WAIPortal/Accessibility/Home/Bac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Ba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13</text:p>
          </table:table-cell>
          <table:table-cell table:style-name="ce16" office:value-type="string">
            <text:p>SniffTest - WAIPortal/Accessibility/Home/Ba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Ba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HOME_13</text:p>
          </table:table-cell>
          <table:table-cell table:style-name="ce16" office:value-type="string">
            <text:p>SniffTest - WAIPortal/Accessibility/Home/Ba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Home/Ba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INTEGRATION_01</text:p>
          </table:table-cell>
          <table:table-cell office:value-type="string">
            <text:p>SniffTest - WAIPortal/Accessibility/Integration/Che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Integration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1</text:p>
          </table:table-cell>
          <table:table-cell office:value-type="string">
            <text:p>SniffTest - WAIPortal/Accessibility/Integration/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Integration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1</text:p>
          </table:table-cell>
          <table:table-cell office:value-type="string">
            <text:p>SniffTest - WAIPortal/Accessibility/Integration/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Integration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INTEGRATION_02</text:p>
          </table:table-cell>
          <table:table-cell table:style-name="ce16" office:value-type="string">
            <text:p>SniffTest - WAIPortal/Accessibility/Integration/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Integration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2</text:p>
          </table:table-cell>
          <table:table-cell table:style-name="ce16" office:value-type="string">
            <text:p>SniffTest - WAIPortal/Accessibility/Integration/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Integration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2</text:p>
          </table:table-cell>
          <table:table-cell table:style-name="ce16" office:value-type="string">
            <text:p>SniffTest - WAIPortal/Accessibility/Integration/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WAIPortal/Accessibility/Integration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INTEGRATION_03</text:p>
          </table:table-cell>
          <table:table-cell office:value-type="string">
            <text:p>SniffTest - WAIPortal/Accessibility/Integration/Color and contras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Integration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3</text:p>
          </table:table-cell>
          <table:table-cell office:value-type="string">
            <text:p>SniffTest - WAIPortal/Accessibility/Integration/Color and contr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Integration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3</text:p>
          </table:table-cell>
          <table:table-cell office:value-type="string">
            <text:p>SniffTest - WAIPortal/Accessibility/Integration/Color and contr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WAIPortal/Accessibility/Integration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INTEGRATION_04</text:p>
          </table:table-cell>
          <table:table-cell table:style-name="ce16" office:value-type="string">
            <text:p>SniffTest - WAIPortal/Accessibility/Integration/Accessible toolbar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4</text:p>
          </table:table-cell>
          <table:table-cell table:style-name="ce16" office:value-type="string">
            <text:p>SniffTest - WAIPortal/Accessibility/Integration/Accessible tool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4</text:p>
          </table:table-cell>
          <table:table-cell table:style-name="ce16" office:value-type="string">
            <text:p>SniffTest - WAIPortal/Accessibility/Integration/Accessible tool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INTEGRATION_05</text:p>
          </table:table-cell>
          <table:table-cell office:value-type="string">
            <text:p>SniffTest - WAIPortal/Accessibility/Integration/NAVIGATION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5</text:p>
          </table:table-cell>
          <table:table-cell office:value-type="string">
            <text:p>SniffTest - WAIPortal/Accessibility/Integration/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5</text:p>
          </table:table-cell>
          <table:table-cell office:value-type="string">
            <text:p>SniffTest - WAIPortal/Accessibility/Integration/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INTEGRATION_06</text:p>
          </table:table-cell>
          <table:table-cell table:style-name="ce16" office:value-type="string">
            <text:p>SniffTest - WAIPortal/Accessibility/Integration/LINK TEXT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6</text:p>
          </table:table-cell>
          <table:table-cell table:style-name="ce16" office:value-type="string">
            <text:p>SniffTest - WAIPortal/Accessibility/Integration/LINK TEX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6</text:p>
          </table:table-cell>
          <table:table-cell table:style-name="ce16" office:value-type="string">
            <text:p>SniffTest - WAIPortal/Accessibility/Integration/LINK TEX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INTEGRATION_07</text:p>
          </table:table-cell>
          <table:table-cell office:value-type="string">
            <text:p>SniffTest - WAIPortal/Accessibility/Integration/LANGUAGE SWITC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7</text:p>
          </table:table-cell>
          <table:table-cell office:value-type="string">
            <text:p>SniffTest - WAIPortal/Accessibility/Integration/LANGUAGE SWITC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7</text:p>
          </table:table-cell>
          <table:table-cell office:value-type="string">
            <text:p>SniffTest - WAIPortal/Accessibility/Integration/LANGUAGE SWITC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INTEGRATION_08</text:p>
          </table:table-cell>
          <table:table-cell table:style-name="ce16" office:value-type="string">
            <text:p>SniffTest - WAIPortal/Accessibility/Integration/MANDATORY ELEMEN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8</text:p>
          </table:table-cell>
          <table:table-cell table:style-name="ce16" office:value-type="string">
            <text:p>SniffTest - WAIPortal/Accessibility/Integration/MANDATORY ELEMEN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INTEGRATION_08</text:p>
          </table:table-cell>
          <table:table-cell table:style-name="ce16" office:value-type="string">
            <text:p>SniffTest - WAIPortal/Accessibility/Integration/MANDATORY ELEMEN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Integration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INTEGRATION_09</text:p>
          </table:table-cell>
          <table:table-cell office:value-type="string">
            <text:p>SniffTest - WAIPortal/Accessibility/Integration/Ski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9</text:p>
          </table:table-cell>
          <table:table-cell office:value-type="string">
            <text:p>SniffTest - WAIPortal/Accessibility/Integration/Ski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INTEGRATION_09</text:p>
          </table:table-cell>
          <table:table-cell office:value-type="string">
            <text:p>SniffTest - WAIPortal/Accessibility/Integration/Sk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Integration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ARTNER_01</text:p>
          </table:table-cell>
          <table:table-cell table:style-name="ce16" office:value-type="string">
            <text:p>SniffTest - WAIPortal/Accessibility/Partner/Chec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1</text:p>
          </table:table-cell>
          <table:table-cell table:style-name="ce16" office:value-type="string">
            <text:p>SniffTest - WAIPortal/Accessibility/Partner/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1</text:p>
          </table:table-cell>
          <table:table-cell table:style-name="ce16" office:value-type="string">
            <text:p>SniffTest - WAIPortal/Accessibility/Partner/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ARTNER_02</text:p>
          </table:table-cell>
          <table:table-cell office:value-type="string">
            <text:p>SniffTest - WAIPortal/Accessibility/Partner/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2</text:p>
          </table:table-cell>
          <table:table-cell office:value-type="string">
            <text:p>SniffTest - WAIPortal/Accessibility/Partner/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2</text:p>
          </table:table-cell>
          <table:table-cell office:value-type="string">
            <text:p>SniffTest - WAIPortal/Accessibility/Partner/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ARTNER_03</text:p>
          </table:table-cell>
          <table:table-cell table:style-name="ce16" office:value-type="string">
            <text:p>SniffTest - WAIPortal/Accessibility/Partner/Color and contras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3</text:p>
          </table:table-cell>
          <table:table-cell table:style-name="ce16" office:value-type="string">
            <text:p>SniffTest - WAIPortal/Accessibility/Partner/Color and contr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3</text:p>
          </table:table-cell>
          <table:table-cell table:style-name="ce16" office:value-type="string">
            <text:p>SniffTest - WAIPortal/Accessibility/Partner/Color and contr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ARTNER_04</text:p>
          </table:table-cell>
          <table:table-cell office:value-type="string">
            <text:p>SniffTest - WAIPortal/Accessibility/Partner/Accessible toolb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4</text:p>
          </table:table-cell>
          <table:table-cell office:value-type="string">
            <text:p>SniffTest - WAIPortal/Accessibility/Partner/Accessible toolb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4</text:p>
          </table:table-cell>
          <table:table-cell office:value-type="string">
            <text:p>SniffTest - WAIPortal/Accessibility/Partner/Accessible tool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ARTNER_05</text:p>
          </table:table-cell>
          <table:table-cell table:style-name="ce16" office:value-type="string">
            <text:p>SniffTest - WAIPortal/Accessibility/Partner/NAVIGATION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5</text:p>
          </table:table-cell>
          <table:table-cell table:style-name="ce16" office:value-type="string">
            <text:p>SniffTest - WAIPortal/Accessibility/Partner/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5</text:p>
          </table:table-cell>
          <table:table-cell table:style-name="ce16" office:value-type="string">
            <text:p>SniffTest - WAIPortal/Accessibility/Partner/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ARTNER_06</text:p>
          </table:table-cell>
          <table:table-cell office:value-type="string">
            <text:p>SniffTest - WAIPortal/Accessibility/Partner/LINK TEXT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6</text:p>
          </table:table-cell>
          <table:table-cell office:value-type="string">
            <text:p>SniffTest - WAIPortal/Accessibility/Partner/LINK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6</text:p>
          </table:table-cell>
          <table:table-cell office:value-type="string">
            <text:p>SniffTest - WAIPortal/Accessibility/Partner/LINK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ARTNER_07</text:p>
          </table:table-cell>
          <table:table-cell table:style-name="ce16" office:value-type="string">
            <text:p>SniffTest - WAIPortal/Accessibility/Partner/LANGUAGE SWITC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7</text:p>
          </table:table-cell>
          <table:table-cell table:style-name="ce16" office:value-type="string">
            <text:p>SniffTest - WAIPortal/Accessibility/Partner/LANGUAGE SWITC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7</text:p>
          </table:table-cell>
          <table:table-cell table:style-name="ce16" office:value-type="string">
            <text:p>SniffTest - WAIPortal/Accessibility/Partner/LANGUAGE SWITC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ARTNER_08</text:p>
          </table:table-cell>
          <table:table-cell office:value-type="string">
            <text:p>SniffTest - WAIPortal/Accessibility/Partner/MANDATORY ELEMEN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8</text:p>
          </table:table-cell>
          <table:table-cell office:value-type="string">
            <text:p>SniffTest - WAIPortal/Accessibility/Partner/MANDATORY ELE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ARTNER_08</text:p>
          </table:table-cell>
          <table:table-cell office:value-type="string">
            <text:p>SniffTest - WAIPortal/Accessibility/Partner/MANDATORY ELE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artner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ARTNER_09</text:p>
          </table:table-cell>
          <table:table-cell table:style-name="ce16" office:value-type="string">
            <text:p>SniffTest - WAIPortal/Accessibility/Partner/Ski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9</text:p>
          </table:table-cell>
          <table:table-cell table:style-name="ce16" office:value-type="string">
            <text:p>SniffTest - WAIPortal/Accessibility/Partner/Ski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ARTNER_09</text:p>
          </table:table-cell>
          <table:table-cell table:style-name="ce16" office:value-type="string">
            <text:p>SniffTest - WAIPortal/Accessibility/Partner/Sk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artner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LATFORM_01</text:p>
          </table:table-cell>
          <table:table-cell office:value-type="string">
            <text:p>SniffTest - WAIPortal/Accessibility/Platform/Che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latform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1</text:p>
          </table:table-cell>
          <table:table-cell office:value-type="string">
            <text:p>SniffTest - WAIPortal/Accessibility/Platform/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latform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1</text:p>
          </table:table-cell>
          <table:table-cell office:value-type="string">
            <text:p>SniffTest - WAIPortal/Accessibility/Platform/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latform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LATFORM_02</text:p>
          </table:table-cell>
          <table:table-cell table:style-name="ce16" office:value-type="string">
            <text:p>SniffTest - WAIPortal/Accessibility/Platform/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latform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2</text:p>
          </table:table-cell>
          <table:table-cell table:style-name="ce16" office:value-type="string">
            <text:p>SniffTest - WAIPortal/Accessibility/Platform/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latform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2</text:p>
          </table:table-cell>
          <table:table-cell table:style-name="ce16" office:value-type="string">
            <text:p>SniffTest - WAIPortal/Accessibility/Platform/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/>
          <table:table-cell table:style-name="ce16" office:value-type="string">
            <text:p>WAIPortal/Accessibility/Platform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LATFORM_03</text:p>
          </table:table-cell>
          <table:table-cell office:value-type="string">
            <text:p>SniffTest - WAIPortal/Accessibility/Platform/Color and contras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latform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3</text:p>
          </table:table-cell>
          <table:table-cell office:value-type="string">
            <text:p>SniffTest - WAIPortal/Accessibility/Platform/Color and contr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latform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3</text:p>
          </table:table-cell>
          <table:table-cell office:value-type="string">
            <text:p>SniffTest - WAIPortal/Accessibility/Platform/Color and contr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WAIPortal/Accessibility/Platform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LATFORM_04</text:p>
          </table:table-cell>
          <table:table-cell table:style-name="ce16" office:value-type="string">
            <text:p>SniffTest - WAIPortal/Accessibility/Platform/Accessible toolbar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4</text:p>
          </table:table-cell>
          <table:table-cell table:style-name="ce16" office:value-type="string">
            <text:p>SniffTest - WAIPortal/Accessibility/Platform/Accessible tool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4</text:p>
          </table:table-cell>
          <table:table-cell table:style-name="ce16" office:value-type="string">
            <text:p>SniffTest - WAIPortal/Accessibility/Platform/Accessible tool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LATFORM_05</text:p>
          </table:table-cell>
          <table:table-cell office:value-type="string">
            <text:p>SniffTest - WAIPortal/Accessibility/Platform/NAVIGATION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5</text:p>
          </table:table-cell>
          <table:table-cell office:value-type="string">
            <text:p>SniffTest - WAIPortal/Accessibility/Platform/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5</text:p>
          </table:table-cell>
          <table:table-cell office:value-type="string">
            <text:p>SniffTest - WAIPortal/Accessibility/Platform/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LATFORM_06</text:p>
          </table:table-cell>
          <table:table-cell table:style-name="ce16" office:value-type="string">
            <text:p>SniffTest - WAIPortal/Accessibility/Platform/LINK TEXT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6</text:p>
          </table:table-cell>
          <table:table-cell table:style-name="ce16" office:value-type="string">
            <text:p>SniffTest - WAIPortal/Accessibility/Platform/LINK TEX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6</text:p>
          </table:table-cell>
          <table:table-cell table:style-name="ce16" office:value-type="string">
            <text:p>SniffTest - WAIPortal/Accessibility/Platform/LINK TEX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LATFORM_07</text:p>
          </table:table-cell>
          <table:table-cell office:value-type="string">
            <text:p>SniffTest - WAIPortal/Accessibility/Platform/LANGUAGE SWITC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7</text:p>
          </table:table-cell>
          <table:table-cell office:value-type="string">
            <text:p>SniffTest - WAIPortal/Accessibility/Platform/LANGUAGE SWITC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7</text:p>
          </table:table-cell>
          <table:table-cell office:value-type="string">
            <text:p>SniffTest - WAIPortal/Accessibility/Platform/LANGUAGE SWITC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LATFORM_08</text:p>
          </table:table-cell>
          <table:table-cell table:style-name="ce16" office:value-type="string">
            <text:p>SniffTest - WAIPortal/Accessibility/Platform/MANDATORY ELEMEN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8</text:p>
          </table:table-cell>
          <table:table-cell table:style-name="ce16" office:value-type="string">
            <text:p>SniffTest - WAIPortal/Accessibility/Platform/MANDATORY ELEMEN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LATFORM_08</text:p>
          </table:table-cell>
          <table:table-cell table:style-name="ce16" office:value-type="string">
            <text:p>SniffTest - WAIPortal/Accessibility/Platform/MANDATORY ELEMEN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latform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LATFORM_09</text:p>
          </table:table-cell>
          <table:table-cell office:value-type="string">
            <text:p>SniffTest - WAIPortal/Accessibility/Platform/Ski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9</text:p>
          </table:table-cell>
          <table:table-cell office:value-type="string">
            <text:p>SniffTest - WAIPortal/Accessibility/Platform/Ski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LATFORM_09</text:p>
          </table:table-cell>
          <table:table-cell office:value-type="string">
            <text:p>SniffTest - WAIPortal/Accessibility/Platform/Sk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latform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ORTAL_01</text:p>
          </table:table-cell>
          <table:table-cell table:style-name="ce16" office:value-type="string">
            <text:p>SniffTest - WAIPortal/Accessibility/Portal/Chec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1</text:p>
          </table:table-cell>
          <table:table-cell table:style-name="ce16" office:value-type="string">
            <text:p>SniffTest - WAIPortal/Accessibility/Portal/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1</text:p>
          </table:table-cell>
          <table:table-cell table:style-name="ce16" office:value-type="string">
            <text:p>SniffTest - WAIPortal/Accessibility/Portal/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ORTAL_02</text:p>
          </table:table-cell>
          <table:table-cell office:value-type="string">
            <text:p>SniffTest - WAIPortal/Accessibility/Portal/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2</text:p>
          </table:table-cell>
          <table:table-cell office:value-type="string">
            <text:p>SniffTest - WAIPortal/Accessibility/Portal/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2</text:p>
          </table:table-cell>
          <table:table-cell office:value-type="string">
            <text:p>SniffTest - WAIPortal/Accessibility/Portal/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ORTAL_03</text:p>
          </table:table-cell>
          <table:table-cell table:style-name="ce16" office:value-type="string">
            <text:p>SniffTest - WAIPortal/Accessibility/Portal/Color and contras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3</text:p>
          </table:table-cell>
          <table:table-cell table:style-name="ce16" office:value-type="string">
            <text:p>SniffTest - WAIPortal/Accessibility/Portal/Color and contr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3</text:p>
          </table:table-cell>
          <table:table-cell table:style-name="ce16" office:value-type="string">
            <text:p>SniffTest - WAIPortal/Accessibility/Portal/Color and contr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ORTAL_04</text:p>
          </table:table-cell>
          <table:table-cell office:value-type="string">
            <text:p>SniffTest - WAIPortal/Accessibility/Portal/Accessible toolb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4</text:p>
          </table:table-cell>
          <table:table-cell office:value-type="string">
            <text:p>SniffTest - WAIPortal/Accessibility/Portal/Accessible toolb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4</text:p>
          </table:table-cell>
          <table:table-cell office:value-type="string">
            <text:p>SniffTest - WAIPortal/Accessibility/Portal/Accessible tool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ORTAL_05</text:p>
          </table:table-cell>
          <table:table-cell table:style-name="ce16" office:value-type="string">
            <text:p>SniffTest - WAIPortal/Accessibility/Portal/NAVIGATION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5</text:p>
          </table:table-cell>
          <table:table-cell table:style-name="ce16" office:value-type="string">
            <text:p>SniffTest - WAIPortal/Accessibility/Portal/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5</text:p>
          </table:table-cell>
          <table:table-cell table:style-name="ce16" office:value-type="string">
            <text:p>SniffTest - WAIPortal/Accessibility/Portal/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ORTAL_06</text:p>
          </table:table-cell>
          <table:table-cell office:value-type="string">
            <text:p>SniffTest - WAIPortal/Accessibility/Portal/LINK TEXT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6</text:p>
          </table:table-cell>
          <table:table-cell office:value-type="string">
            <text:p>SniffTest - WAIPortal/Accessibility/Portal/LINK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6</text:p>
          </table:table-cell>
          <table:table-cell office:value-type="string">
            <text:p>SniffTest - WAIPortal/Accessibility/Portal/LINK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ORTAL_07</text:p>
          </table:table-cell>
          <table:table-cell table:style-name="ce16" office:value-type="string">
            <text:p>SniffTest - WAIPortal/Accessibility/Portal/LANGUAGE SWITC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7</text:p>
          </table:table-cell>
          <table:table-cell table:style-name="ce16" office:value-type="string">
            <text:p>SniffTest - WAIPortal/Accessibility/Portal/LANGUAGE SWITC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7</text:p>
          </table:table-cell>
          <table:table-cell table:style-name="ce16" office:value-type="string">
            <text:p>SniffTest - WAIPortal/Accessibility/Portal/LANGUAGE SWITC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ORTAL_08</text:p>
          </table:table-cell>
          <table:table-cell office:value-type="string">
            <text:p>SniffTest - WAIPortal/Accessibility/Portal/MANDATORY ELEMEN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8</text:p>
          </table:table-cell>
          <table:table-cell office:value-type="string">
            <text:p>SniffTest - WAIPortal/Accessibility/Portal/MANDATORY ELE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ORTAL_08</text:p>
          </table:table-cell>
          <table:table-cell office:value-type="string">
            <text:p>SniffTest - WAIPortal/Accessibility/Portal/MANDATORY ELE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ortal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ORTAL_09</text:p>
          </table:table-cell>
          <table:table-cell table:style-name="ce16" office:value-type="string">
            <text:p>SniffTest - WAIPortal/Accessibility/Portal/Ski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9</text:p>
          </table:table-cell>
          <table:table-cell table:style-name="ce16" office:value-type="string">
            <text:p>SniffTest - WAIPortal/Accessibility/Portal/Ski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ORTAL_09</text:p>
          </table:table-cell>
          <table:table-cell table:style-name="ce16" office:value-type="string">
            <text:p>SniffTest - WAIPortal/Accessibility/Portal/Sk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ortal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REPARE_01</text:p>
          </table:table-cell>
          <table:table-cell office:value-type="string">
            <text:p>SniffTest - WAIPortal/Accessibility/Prepare/Che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1</text:p>
          </table:table-cell>
          <table:table-cell office:value-type="string">
            <text:p>SniffTest - WAIPortal/Accessibility/Prepare/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1</text:p>
          </table:table-cell>
          <table:table-cell office:value-type="string">
            <text:p>SniffTest - WAIPortal/Accessibility/Prepare/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REPARE_02</text:p>
          </table:table-cell>
          <table:table-cell table:style-name="ce16" office:value-type="string">
            <text:p>SniffTest - WAIPortal/Accessibility/Prepare/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2</text:p>
          </table:table-cell>
          <table:table-cell table:style-name="ce16" office:value-type="string">
            <text:p>SniffTest - WAIPortal/Accessibility/Prepare/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2</text:p>
          </table:table-cell>
          <table:table-cell table:style-name="ce16" office:value-type="string">
            <text:p>SniffTest - WAIPortal/Accessibility/Prepare/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REPARE_03</text:p>
          </table:table-cell>
          <table:table-cell office:value-type="string">
            <text:p>SniffTest - WAIPortal/Accessibility/Prepare/Color and contras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3</text:p>
          </table:table-cell>
          <table:table-cell office:value-type="string">
            <text:p>SniffTest - WAIPortal/Accessibility/Prepare/Color and contr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3</text:p>
          </table:table-cell>
          <table:table-cell office:value-type="string">
            <text:p>SniffTest - WAIPortal/Accessibility/Prepare/Color and contr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REPARE_04</text:p>
          </table:table-cell>
          <table:table-cell table:style-name="ce16" office:value-type="string">
            <text:p>SniffTest - WAIPortal/Accessibility/Prepare/Accessible toolbar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4</text:p>
          </table:table-cell>
          <table:table-cell table:style-name="ce16" office:value-type="string">
            <text:p>SniffTest - WAIPortal/Accessibility/Prepare/Accessible tool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4</text:p>
          </table:table-cell>
          <table:table-cell table:style-name="ce16" office:value-type="string">
            <text:p>SniffTest - WAIPortal/Accessibility/Prepare/Accessible tool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REPARE_05</text:p>
          </table:table-cell>
          <table:table-cell office:value-type="string">
            <text:p>SniffTest - WAIPortal/Accessibility/Prepare/NAVIGATION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5</text:p>
          </table:table-cell>
          <table:table-cell office:value-type="string">
            <text:p>SniffTest - WAIPortal/Accessibility/Prepare/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5</text:p>
          </table:table-cell>
          <table:table-cell office:value-type="string">
            <text:p>SniffTest - WAIPortal/Accessibility/Prepare/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REPARE_06</text:p>
          </table:table-cell>
          <table:table-cell table:style-name="ce16" office:value-type="string">
            <text:p>SniffTest - WAIPortal/Accessibility/Prepare/LINK TEXT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6</text:p>
          </table:table-cell>
          <table:table-cell table:style-name="ce16" office:value-type="string">
            <text:p>SniffTest - WAIPortal/Accessibility/Prepare/LINK TEX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6</text:p>
          </table:table-cell>
          <table:table-cell table:style-name="ce16" office:value-type="string">
            <text:p>SniffTest - WAIPortal/Accessibility/Prepare/LINK TEX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REPARE_07</text:p>
          </table:table-cell>
          <table:table-cell office:value-type="string">
            <text:p>SniffTest - WAIPortal/Accessibility/Prepare/LANGUAGE SWITC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7</text:p>
          </table:table-cell>
          <table:table-cell office:value-type="string">
            <text:p>SniffTest - WAIPortal/Accessibility/Prepare/LANGUAGE SWITC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7</text:p>
          </table:table-cell>
          <table:table-cell office:value-type="string">
            <text:p>SniffTest - WAIPortal/Accessibility/Prepare/LANGUAGE SWITC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PREPARE_08</text:p>
          </table:table-cell>
          <table:table-cell table:style-name="ce16" office:value-type="string">
            <text:p>SniffTest - WAIPortal/Accessibility/Prepare/MANDATORY ELEMEN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8</text:p>
          </table:table-cell>
          <table:table-cell table:style-name="ce16" office:value-type="string">
            <text:p>SniffTest - WAIPortal/Accessibility/Prepare/MANDATORY ELEMEN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PREPARE_08</text:p>
          </table:table-cell>
          <table:table-cell table:style-name="ce16" office:value-type="string">
            <text:p>SniffTest - WAIPortal/Accessibility/Prepare/MANDATORY ELEMEN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Prepare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PREPARE_09</text:p>
          </table:table-cell>
          <table:table-cell office:value-type="string">
            <text:p>SniffTest - WAIPortal/Accessibility/Prepare/Ski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9</text:p>
          </table:table-cell>
          <table:table-cell office:value-type="string">
            <text:p>SniffTest - WAIPortal/Accessibility/Prepare/Ski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PREPARE_09</text:p>
          </table:table-cell>
          <table:table-cell office:value-type="string">
            <text:p>SniffTest - WAIPortal/Accessibility/Prepare/Sk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Prepare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EARCH_01</text:p>
          </table:table-cell>
          <table:table-cell table:style-name="ce16" office:value-type="string">
            <text:p>SniffTest - WAIPortal/Accessibility/Search/FORM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earch/FOR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EARCH_01</text:p>
          </table:table-cell>
          <table:table-cell table:style-name="ce16" office:value-type="string">
            <text:p>SniffTest - WAIPortal/Accessibility/Search/FOR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earch/FOR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EARCH_01</text:p>
          </table:table-cell>
          <table:table-cell table:style-name="ce16" office:value-type="string">
            <text:p>SniffTest - WAIPortal/Accessibility/Search/FOR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earch/FORM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EARCH_02</text:p>
          </table:table-cell>
          <table:table-cell office:value-type="string">
            <text:p>SniffTest - WAIPortal/Accessibility/Search/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earch/SEARCH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EARCH_02</text:p>
          </table:table-cell>
          <table:table-cell office:value-type="string">
            <text:p>SniffTest - WAIPortal/Accessibility/Search/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earch/SEARCH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EARCH_02</text:p>
          </table:table-cell>
          <table:table-cell office:value-type="string">
            <text:p>SniffTest - WAIPortal/Accessibility/Search/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earch/SEARCH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ITEMAP_01</text:p>
          </table:table-cell>
          <table:table-cell table:style-name="ce16" office:value-type="string">
            <text:p>SniffTest - WAIPortal/Accessibility/SiteMap/Chec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1</text:p>
          </table:table-cell>
          <table:table-cell table:style-name="ce16" office:value-type="string">
            <text:p>SniffTest - WAIPortal/Accessibility/SiteMap/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1</text:p>
          </table:table-cell>
          <table:table-cell table:style-name="ce16" office:value-type="string">
            <text:p>SniffTest - WAIPortal/Accessibility/SiteMap/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ITEMAP_02</text:p>
          </table:table-cell>
          <table:table-cell office:value-type="string">
            <text:p>SniffTest - WAIPortal/Accessibility/SiteMap/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2</text:p>
          </table:table-cell>
          <table:table-cell office:value-type="string">
            <text:p>SniffTest - WAIPortal/Accessibility/SiteMap/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2</text:p>
          </table:table-cell>
          <table:table-cell office:value-type="string">
            <text:p>SniffTest - WAIPortal/Accessibility/SiteMap/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ITEMAP_03</text:p>
          </table:table-cell>
          <table:table-cell table:style-name="ce16" office:value-type="string">
            <text:p>SniffTest - WAIPortal/Accessibility/SiteMap/Color and contras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3</text:p>
          </table:table-cell>
          <table:table-cell table:style-name="ce16" office:value-type="string">
            <text:p>SniffTest - WAIPortal/Accessibility/SiteMap/Color and contr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3</text:p>
          </table:table-cell>
          <table:table-cell table:style-name="ce16" office:value-type="string">
            <text:p>SniffTest - WAIPortal/Accessibility/SiteMap/Color and contr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ITEMAP_04</text:p>
          </table:table-cell>
          <table:table-cell office:value-type="string">
            <text:p>SniffTest - WAIPortal/Accessibility/SiteMap/Accessible toolb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4</text:p>
          </table:table-cell>
          <table:table-cell office:value-type="string">
            <text:p>SniffTest - WAIPortal/Accessibility/SiteMap/Accessible toolb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4</text:p>
          </table:table-cell>
          <table:table-cell office:value-type="string">
            <text:p>SniffTest - WAIPortal/Accessibility/SiteMap/Accessible tool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ITEMAP_05</text:p>
          </table:table-cell>
          <table:table-cell table:style-name="ce16" office:value-type="string">
            <text:p>SniffTest - WAIPortal/Accessibility/SiteMap/NAVIGATION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5</text:p>
          </table:table-cell>
          <table:table-cell table:style-name="ce16" office:value-type="string">
            <text:p>SniffTest - WAIPortal/Accessibility/SiteMap/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5</text:p>
          </table:table-cell>
          <table:table-cell table:style-name="ce16" office:value-type="string">
            <text:p>SniffTest - WAIPortal/Accessibility/SiteMap/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ITEMAP_06</text:p>
          </table:table-cell>
          <table:table-cell office:value-type="string">
            <text:p>SniffTest - WAIPortal/Accessibility/SiteMap/LINK TEXT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6</text:p>
          </table:table-cell>
          <table:table-cell office:value-type="string">
            <text:p>SniffTest - WAIPortal/Accessibility/SiteMap/LINK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6</text:p>
          </table:table-cell>
          <table:table-cell office:value-type="string">
            <text:p>SniffTest - WAIPortal/Accessibility/SiteMap/LINK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ITEMAP_07</text:p>
          </table:table-cell>
          <table:table-cell table:style-name="ce16" office:value-type="string">
            <text:p>SniffTest - WAIPortal/Accessibility/SiteMap/LANGUAGE SWITC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7</text:p>
          </table:table-cell>
          <table:table-cell table:style-name="ce16" office:value-type="string">
            <text:p>SniffTest - WAIPortal/Accessibility/SiteMap/LANGUAGE SWITC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7</text:p>
          </table:table-cell>
          <table:table-cell table:style-name="ce16" office:value-type="string">
            <text:p>SniffTest - WAIPortal/Accessibility/SiteMap/LANGUAGE SWITC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ITEMAP_08</text:p>
          </table:table-cell>
          <table:table-cell office:value-type="string">
            <text:p>SniffTest - WAIPortal/Accessibility/SiteMap/MANDATORY ELEMEN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8</text:p>
          </table:table-cell>
          <table:table-cell office:value-type="string">
            <text:p>SniffTest - WAIPortal/Accessibility/SiteMap/MANDATORY ELE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08</text:p>
          </table:table-cell>
          <table:table-cell office:value-type="string">
            <text:p>SniffTest - WAIPortal/Accessibility/SiteMap/MANDATORY ELE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ITEMAP_09</text:p>
          </table:table-cell>
          <table:table-cell table:style-name="ce16" office:value-type="string">
            <text:p>SniffTest - WAIPortal/Accessibility/SiteMap/Ski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9</text:p>
          </table:table-cell>
          <table:table-cell table:style-name="ce16" office:value-type="string">
            <text:p>SniffTest - WAIPortal/Accessibility/SiteMap/Ski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ITEMAP_09</text:p>
          </table:table-cell>
          <table:table-cell table:style-name="ce16" office:value-type="string">
            <text:p>SniffTest - WAIPortal/Accessibility/SiteMap/Sk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iteMap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ITEMAP_10</text:p>
          </table:table-cell>
          <table:table-cell office:value-type="string">
            <text:p>SniffTest - WAIPortal/Accessibility/SiteMap/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10</text:p>
          </table:table-cell>
          <table:table-cell office:value-type="string">
            <text:p>SniffTest - WAIPortal/Accessibility/SiteMap/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ITEMAP_10</text:p>
          </table:table-cell>
          <table:table-cell office:value-type="string">
            <text:p>SniffTest - WAIPortal/Accessibility/SiteMap/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iteMap/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OC_01</text:p>
          </table:table-cell>
          <table:table-cell table:style-name="ce16" office:value-type="string">
            <text:p>SniffTest - WAIPortal/Accessibility/Soc/Chec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1</text:p>
          </table:table-cell>
          <table:table-cell table:style-name="ce16" office:value-type="string">
            <text:p>SniffTest - WAIPortal/Accessibility/Soc/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1</text:p>
          </table:table-cell>
          <table:table-cell table:style-name="ce16" office:value-type="string">
            <text:p>SniffTest - WAIPortal/Accessibility/Soc/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OC_02</text:p>
          </table:table-cell>
          <table:table-cell office:value-type="string">
            <text:p>SniffTest - WAIPortal/Accessibility/Soc/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2</text:p>
          </table:table-cell>
          <table:table-cell office:value-type="string">
            <text:p>SniffTest - WAIPortal/Accessibility/Soc/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2</text:p>
          </table:table-cell>
          <table:table-cell office:value-type="string">
            <text:p>SniffTest - WAIPortal/Accessibility/Soc/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OC_03</text:p>
          </table:table-cell>
          <table:table-cell table:style-name="ce16" office:value-type="string">
            <text:p>SniffTest - WAIPortal/Accessibility/Soc/Color and contras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3</text:p>
          </table:table-cell>
          <table:table-cell table:style-name="ce16" office:value-type="string">
            <text:p>SniffTest - WAIPortal/Accessibility/Soc/Color and contr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3</text:p>
          </table:table-cell>
          <table:table-cell table:style-name="ce16" office:value-type="string">
            <text:p>SniffTest - WAIPortal/Accessibility/Soc/Color and contr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OC_04</text:p>
          </table:table-cell>
          <table:table-cell office:value-type="string">
            <text:p>SniffTest - WAIPortal/Accessibility/Soc/Accessible toolb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4</text:p>
          </table:table-cell>
          <table:table-cell office:value-type="string">
            <text:p>SniffTest - WAIPortal/Accessibility/Soc/Accessible toolb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4</text:p>
          </table:table-cell>
          <table:table-cell office:value-type="string">
            <text:p>SniffTest - WAIPortal/Accessibility/Soc/Accessible tool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OC_05</text:p>
          </table:table-cell>
          <table:table-cell table:style-name="ce16" office:value-type="string">
            <text:p>SniffTest - WAIPortal/Accessibility/Soc/NAVIGATION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5</text:p>
          </table:table-cell>
          <table:table-cell table:style-name="ce16" office:value-type="string">
            <text:p>SniffTest - WAIPortal/Accessibility/Soc/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5</text:p>
          </table:table-cell>
          <table:table-cell table:style-name="ce16" office:value-type="string">
            <text:p>SniffTest - WAIPortal/Accessibility/Soc/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OC_06</text:p>
          </table:table-cell>
          <table:table-cell office:value-type="string">
            <text:p>SniffTest - WAIPortal/Accessibility/Soc/LINK TEXT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6</text:p>
          </table:table-cell>
          <table:table-cell office:value-type="string">
            <text:p>SniffTest - WAIPortal/Accessibility/Soc/LINK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6</text:p>
          </table:table-cell>
          <table:table-cell office:value-type="string">
            <text:p>SniffTest - WAIPortal/Accessibility/Soc/LINK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OC_07</text:p>
          </table:table-cell>
          <table:table-cell table:style-name="ce16" office:value-type="string">
            <text:p>SniffTest - WAIPortal/Accessibility/Soc/LANGUAGE SWITC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7</text:p>
          </table:table-cell>
          <table:table-cell table:style-name="ce16" office:value-type="string">
            <text:p>SniffTest - WAIPortal/Accessibility/Soc/LANGUAGE SWITC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7</text:p>
          </table:table-cell>
          <table:table-cell table:style-name="ce16" office:value-type="string">
            <text:p>SniffTest - WAIPortal/Accessibility/Soc/LANGUAGE SWITC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OC_08</text:p>
          </table:table-cell>
          <table:table-cell office:value-type="string">
            <text:p>SniffTest - WAIPortal/Accessibility/Soc/MANDATORY ELEMEN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8</text:p>
          </table:table-cell>
          <table:table-cell office:value-type="string">
            <text:p>SniffTest - WAIPortal/Accessibility/Soc/MANDATORY ELE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OC_08</text:p>
          </table:table-cell>
          <table:table-cell office:value-type="string">
            <text:p>SniffTest - WAIPortal/Accessibility/Soc/MANDATORY ELE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oc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OC_09</text:p>
          </table:table-cell>
          <table:table-cell table:style-name="ce16" office:value-type="string">
            <text:p>SniffTest - WAIPortal/Accessibility/Soc/Ski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9</text:p>
          </table:table-cell>
          <table:table-cell table:style-name="ce16" office:value-type="string">
            <text:p>SniffTest - WAIPortal/Accessibility/Soc/Ski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OC_09</text:p>
          </table:table-cell>
          <table:table-cell table:style-name="ce16" office:value-type="string">
            <text:p>SniffTest - WAIPortal/Accessibility/Soc/Sk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oc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UB_01</text:p>
          </table:table-cell>
          <table:table-cell office:value-type="string">
            <text:p>SniffTest - WAIPortal/Accessibility/Sub/Che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1</text:p>
          </table:table-cell>
          <table:table-cell office:value-type="string">
            <text:p>SniffTest - WAIPortal/Accessibility/Sub/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1</text:p>
          </table:table-cell>
          <table:table-cell office:value-type="string">
            <text:p>SniffTest - WAIPortal/Accessibility/Sub/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Che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UB_02</text:p>
          </table:table-cell>
          <table:table-cell table:style-name="ce16" office:value-type="string">
            <text:p>SniffTest - WAIPortal/Accessibility/Sub/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2</text:p>
          </table:table-cell>
          <table:table-cell table:style-name="ce16" office:value-type="string">
            <text:p>SniffTest - WAIPortal/Accessibility/Sub/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2</text:p>
          </table:table-cell>
          <table:table-cell table:style-name="ce16" office:value-type="string">
            <text:p>SniffTest - WAIPortal/Accessibility/Sub/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Imag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UB_03</text:p>
          </table:table-cell>
          <table:table-cell office:value-type="string">
            <text:p>SniffTest - WAIPortal/Accessibility/Sub/Color and contras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3</text:p>
          </table:table-cell>
          <table:table-cell office:value-type="string">
            <text:p>SniffTest - WAIPortal/Accessibility/Sub/Color and contr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3</text:p>
          </table:table-cell>
          <table:table-cell office:value-type="string">
            <text:p>SniffTest - WAIPortal/Accessibility/Sub/Color and contr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Color and contra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UB_04</text:p>
          </table:table-cell>
          <table:table-cell table:style-name="ce16" office:value-type="string">
            <text:p>SniffTest - WAIPortal/Accessibility/Sub/Accessible toolbar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4</text:p>
          </table:table-cell>
          <table:table-cell table:style-name="ce16" office:value-type="string">
            <text:p>SniffTest - WAIPortal/Accessibility/Sub/Accessible tool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4</text:p>
          </table:table-cell>
          <table:table-cell table:style-name="ce16" office:value-type="string">
            <text:p>SniffTest - WAIPortal/Accessibility/Sub/Accessible tool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Accessible toolbar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UB_05</text:p>
          </table:table-cell>
          <table:table-cell office:value-type="string">
            <text:p>SniffTest - WAIPortal/Accessibility/Sub/NAVIGATION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5</text:p>
          </table:table-cell>
          <table:table-cell office:value-type="string">
            <text:p>SniffTest - WAIPortal/Accessibility/Sub/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5</text:p>
          </table:table-cell>
          <table:table-cell office:value-type="string">
            <text:p>SniffTest - WAIPortal/Accessibility/Sub/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NAVIG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UB_06</text:p>
          </table:table-cell>
          <table:table-cell table:style-name="ce16" office:value-type="string">
            <text:p>SniffTest - WAIPortal/Accessibility/Sub/LINK TEXT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6</text:p>
          </table:table-cell>
          <table:table-cell table:style-name="ce16" office:value-type="string">
            <text:p>SniffTest - WAIPortal/Accessibility/Sub/LINK TEX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6</text:p>
          </table:table-cell>
          <table:table-cell table:style-name="ce16" office:value-type="string">
            <text:p>SniffTest - WAIPortal/Accessibility/Sub/LINK TEX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LINK TEX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UB_07</text:p>
          </table:table-cell>
          <table:table-cell office:value-type="string">
            <text:p>SniffTest - WAIPortal/Accessibility/Sub/LANGUAGE SWITC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7</text:p>
          </table:table-cell>
          <table:table-cell office:value-type="string">
            <text:p>SniffTest - WAIPortal/Accessibility/Sub/LANGUAGE SWITC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7</text:p>
          </table:table-cell>
          <table:table-cell office:value-type="string">
            <text:p>SniffTest - WAIPortal/Accessibility/Sub/LANGUAGE SWITC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LANGUAGE SWITCHIN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SUB_08</text:p>
          </table:table-cell>
          <table:table-cell table:style-name="ce16" office:value-type="string">
            <text:p>SniffTest - WAIPortal/Accessibility/Sub/MANDATORY ELEMEN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8</text:p>
          </table:table-cell>
          <table:table-cell table:style-name="ce16" office:value-type="string">
            <text:p>SniffTest - WAIPortal/Accessibility/Sub/MANDATORY ELEMEN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SUB_08</text:p>
          </table:table-cell>
          <table:table-cell table:style-name="ce16" office:value-type="string">
            <text:p>SniffTest - WAIPortal/Accessibility/Sub/MANDATORY ELEMEN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Sub/MANDATORY ELEMENT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SUB_09</text:p>
          </table:table-cell>
          <table:table-cell office:value-type="string">
            <text:p>SniffTest - WAIPortal/Accessibility/Sub/Ski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9</text:p>
          </table:table-cell>
          <table:table-cell office:value-type="string">
            <text:p>SniffTest - WAIPortal/Accessibility/Sub/Ski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SUB_09</text:p>
          </table:table-cell>
          <table:table-cell office:value-type="string">
            <text:p>SniffTest - WAIPortal/Accessibility/Sub/Sk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Sub/Ski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TECH_01</text:p>
          </table:table-cell>
          <table:table-cell table:style-name="ce16" office:value-type="string">
            <text:p>SniffTest - WAIPortal/Accessibility/Tech/Chec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1</text:p>
          </table:table-cell>
          <table:table-cell table:style-name="ce16" office:value-type="string">
            <text:p>SniffTest - WAIPortal/Accessibility/Tech/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1</text:p>
          </table:table-cell>
          <table:table-cell table:style-name="ce16" office:value-type="string">
            <text:p>SniffTest - WAIPortal/Accessibility/Tech/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Check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TECH_02</text:p>
          </table:table-cell>
          <table:table-cell office:value-type="string">
            <text:p>SniffTest - WAIPortal/Accessibility/Tech/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2</text:p>
          </table:table-cell>
          <table:table-cell office:value-type="string">
            <text:p>SniffTest - WAIPortal/Accessibility/Tech/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2</text:p>
          </table:table-cell>
          <table:table-cell office:value-type="string">
            <text:p>SniffTest - WAIPortal/Accessibility/Tech/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TECH_03</text:p>
          </table:table-cell>
          <table:table-cell table:style-name="ce16" office:value-type="string">
            <text:p>SniffTest - WAIPortal/Accessibility/Tech/Color and contras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3</text:p>
          </table:table-cell>
          <table:table-cell table:style-name="ce16" office:value-type="string">
            <text:p>SniffTest - WAIPortal/Accessibility/Tech/Color and contr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3</text:p>
          </table:table-cell>
          <table:table-cell table:style-name="ce16" office:value-type="string">
            <text:p>SniffTest - WAIPortal/Accessibility/Tech/Color and contr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Color and contras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TECH_04</text:p>
          </table:table-cell>
          <table:table-cell office:value-type="string">
            <text:p>SniffTest - WAIPortal/Accessibility/Tech/Accessible toolb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4</text:p>
          </table:table-cell>
          <table:table-cell office:value-type="string">
            <text:p>SniffTest - WAIPortal/Accessibility/Tech/Accessible toolb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4</text:p>
          </table:table-cell>
          <table:table-cell office:value-type="string">
            <text:p>SniffTest - WAIPortal/Accessibility/Tech/Accessible tool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Accessible tool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TECH_05</text:p>
          </table:table-cell>
          <table:table-cell table:style-name="ce16" office:value-type="string">
            <text:p>SniffTest - WAIPortal/Accessibility/Tech/NAVIGATION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5</text:p>
          </table:table-cell>
          <table:table-cell table:style-name="ce16" office:value-type="string">
            <text:p>SniffTest - WAIPortal/Accessibility/Tech/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5</text:p>
          </table:table-cell>
          <table:table-cell table:style-name="ce16" office:value-type="string">
            <text:p>SniffTest - WAIPortal/Accessibility/Tech/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NAVIG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TECH_06</text:p>
          </table:table-cell>
          <table:table-cell office:value-type="string">
            <text:p>SniffTest - WAIPortal/Accessibility/Tech/LINK TEXT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6</text:p>
          </table:table-cell>
          <table:table-cell office:value-type="string">
            <text:p>SniffTest - WAIPortal/Accessibility/Tech/LINK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6</text:p>
          </table:table-cell>
          <table:table-cell office:value-type="string">
            <text:p>SniffTest - WAIPortal/Accessibility/Tech/LINK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LINK TEX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TECH_07</text:p>
          </table:table-cell>
          <table:table-cell table:style-name="ce16" office:value-type="string">
            <text:p>SniffTest - WAIPortal/Accessibility/Tech/LANGUAGE SWITC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7</text:p>
          </table:table-cell>
          <table:table-cell table:style-name="ce16" office:value-type="string">
            <text:p>SniffTest - WAIPortal/Accessibility/Tech/LANGUAGE SWITC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7</text:p>
          </table:table-cell>
          <table:table-cell table:style-name="ce16" office:value-type="string">
            <text:p>SniffTest - WAIPortal/Accessibility/Tech/LANGUAGE SWITC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LANGUAGE SWITCHING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AIPORTAL_ACCESSIBILITY_TECH_08</text:p>
          </table:table-cell>
          <table:table-cell office:value-type="string">
            <text:p>SniffTest - WAIPortal/Accessibility/Tech/MANDATORY ELEMEN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8</text:p>
          </table:table-cell>
          <table:table-cell office:value-type="string">
            <text:p>SniffTest - WAIPortal/Accessibility/Tech/MANDATORY ELE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AIPORTAL_ACCESSIBILITY_TECH_08</text:p>
          </table:table-cell>
          <table:table-cell office:value-type="string">
            <text:p>SniffTest - WAIPortal/Accessibility/Tech/MANDATORY ELE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WAIPortal/Accessibility/Tech/MANDATORY ELEM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AIPORTAL_ACCESSIBILITY_TECH_09</text:p>
          </table:table-cell>
          <table:table-cell table:style-name="ce16" office:value-type="string">
            <text:p>SniffTest - WAIPortal/Accessibility/Tech/Ski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9</text:p>
          </table:table-cell>
          <table:table-cell table:style-name="ce16" office:value-type="string">
            <text:p>SniffTest - WAIPortal/Accessibility/Tech/Ski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AIPORTAL_ACCESSIBILITY_TECH_09</text:p>
          </table:table-cell>
          <table:table-cell table:style-name="ce16" office:value-type="string">
            <text:p>SniffTest - WAIPortal/Accessibility/Tech/Sk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 office:value-type="string">
            <text:p>WAIPortal/Accessibility/Tech/Ski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Show_for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Show_for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Show_for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Add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Add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Add 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Add by right cli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Add by right cli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Add by right cli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lose all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lose all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lose all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Quit application on dock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Quit application on dock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Quit application on dock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Remove application form dock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Remove application form dock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Remove application form dockb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heck statu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heck statu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heck status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Change page tit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Change page tit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Change page tit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hange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hange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Change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Preview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Preview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Preview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Default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Default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Default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Upload 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Upload 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Upload im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Upload mo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Upload mo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Upload more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Upload over 2MB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Upload over 2MB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Upload over 2MB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Delete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Delete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Delete background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Delete a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Delete a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Delete a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Show Hid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Show Hid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/>
          <table:table-cell table:style-name="ce16" office:value-type="string">
            <text:p>Webos\Application\Basic_Actions\Show Hide application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Refres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Refres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Webos\Application\Basic_Actions\Refres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2"/>
          <table:table-cell table:style-name="ce16" office:value-type="string">
            <text:p>CS\Calendar\Manage Even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2"/>
          <table:table-cell table:style-name="ce16" office:value-type="string">
            <text:p>CS\Calendar\Manage Event</text:p>
          </table:table-cell>
          <table:table-cell table:style-name="ce16" table:number-columns-repeated="6"/>
          <table:table-cell table:number-columns-repeated="47"/>
        </table:table-row>
        <table:table-row table:style-name="ro1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2"/>
          <table:table-cell table:style-name="ce16" office:value-type="string">
            <text:p>CS\Calendar\Manage Event</text:p>
          </table:table-cell>
          <table:table-cell table:style-name="ce16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0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4T10:38:10</dc:date>
    <dc:creator>exoplatform </dc:creator>
    <meta:editing-duration>PT02H29M48S</meta:editing-duration>
    <meta:editing-cycles>21</meta:editing-cycles>
    <meta:generator>OpenOffice.org/3.2$Linux OpenOffice.org_project/320m19$Build-9505</meta:generator>
    <meta:document-statistic meta:table-count="2" meta:cell-count="7425" meta:object-count="0"/>
    <meta:user-defined meta:name="Info 1"/>
    <meta:user-defined meta:name="Info 2"/>
    <meta:user-defined meta:name="Info 3"/>
    <meta:user-defined meta:name="Info 4"/>
  </office:meta>
</office:document-meta>
</file>